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1_12-37-36_000.jpg</text:p>
          </table:table-cell>
          <table:table-cell table:style-name="ce11" office:value-type="string">
            <text:p>:m RES 1*2 / free# JVEMV6 68#_id=B1VF:s-1 / 68. theoretical-physics(tp) / w=~,topics=３次元直行空間において、２つの異なるベクトルに、それぞれ直行している１つのベクトル。そのようなベクトルは、１つだけか,other=CONC+</text:p>
          </table:table-cell>
          <table:table-cell table:style-name="ce11"/>
          <table:table-cell table:style-name="ce4"/>
          <table:table-cell table:style-name="ce4" office:value-type="string">
            <text:p>N-35-35-28.656005 E-139-34-49.215087</text:p>
          </table:table-cell>
          <table:table-cell table:style-name="ce38" table:formula="of:=IF([.E2]=&quot;&quot;;[.C2];CONCATENATE([.C2];&quot; / &quot;;[.E2]))" office:value-type="string" office:string-value=":m RES 1*2 / free# JVEMV6 68#_id=B1VF:s-1 / 68. theoretical-physics(tp) / w=~,topics=３次元直行空間において、２つの異なるベクトルに、それぞれ直行している１つのベクトル。そのようなベクトルは、１つだけか,other=CONC+">
            <text:p>:m RES 1*2 / free# JVEMV6 68#_id=B1VF:s-1 / 68. theoretical-physics(tp) / w=~,topics=３次元直行空間において、２つの異なるベクトルに、それぞれ直行している１つのベクトル。そのようなベクトルは、１つだけか,other=CONC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1_12-37-57_000.jpg</text:p>
          </table:table-cell>
          <table:table-cell table:style-name="ce11" office:value-type="string">
            <text:p>:m RES 2*2 / free# JVEMV6 68#_id=B1VF:s-1 / 68. theoretical-physics(tp) / w=~,topics=３次元直行空間において、２つの異なるベクトルに、それぞれ直行している１つのベクトル。そのようなベクトルは、１つだけか,other=CONC+ / N+</text:p>
          </table:table-cell>
          <table:table-cell table:style-name="ce11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3]=&quot;&quot;;[.C3];CONCATENATE([.C3];&quot; / &quot;;[.E3]))" office:value-type="string" office:string-value=":m RES 2*2 / free# JVEMV6 68#_id=B1VF:s-1 / 68. theoretical-physics(tp) / w=~,topics=３次元直行空間において、２つの異なるベクトルに、それぞれ直行している１つのベクトル。そのようなベクトルは、１つだけか,other=CONC+ / N+">
            <text:p>:m RES 2*2 / free# JVEMV6 68#_id=B1VF:s-1 / 68. theoretical-physics(tp) / w=~,topics=３次元直行空間において、２つの異なるベクトルに、それぞれ直行している１つのベクトル。そのようなベクトルは、１つだけか,other=CONC+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1_12-58-20_000.jpg</text:p>
          </table:table-cell>
          <table:table-cell table:style-name="ce4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56005 E-139-34-49.489746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1_14-20-01_000.jpg</text:p>
          </table:table-cell>
          <table:table-cell table:style-name="ce11" office:value-type="string">
            <text:p>:m 1*1 RES / free# S87DP9 記事読み / id=~(browser=~) / media=赤旗（電子版） / theme=非正規職：減少,other=~</text:p>
          </table:table-cell>
          <table:table-cell table:style-name="ce11"/>
          <table:table-cell table:style-name="ce4"/>
          <table:table-cell table:style-name="ce4" office:value-type="string">
            <text:p>N-35-35-28.669738 E-139-34-49.050292</text:p>
          </table:table-cell>
          <table:table-cell table:style-name="ce38" table:formula="of:=IF([.E5]=&quot;&quot;;[.C5];CONCATENATE([.C5];&quot; / &quot;;[.E5]))" office:value-type="string" office:string-value=":m 1*1 RES / free# S87DP9 記事読み / id=~(browser=~) / media=赤旗（電子版） / theme=非正規職：減少,other=~">
            <text:p>:m 1*1 RES / free# S87DP9 記事読み / id=~(browser=~) / media=赤旗（電子版） / theme=非正規職：減少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1_15-28-55_000.jpg</text:p>
          </table:table-cell>
          <table:table-cell table:style-name="ce11" office:value-type="string">
            <text:p>:m RES 1*1 / free# JVEMV6 68#_100:1 / 68. theoretical-physics(tp) / w=(f(x)=a_n*(x-α_1)*(x-α_2)),topics=恒等式,other=orig+,s=~,i=~,doc=r-7-1~1 / </text:p>
          </table:table-cell>
          <table:table-cell table:style-name="ce11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6]=&quot;&quot;;[.C6];CONCATENATE([.C6];&quot; / &quot;;[.E6]))" office:value-type="string" office:string-value=":m RES 1*1 / free# JVEMV6 68#_100:1 / 68. theoretical-physics(tp) / w=(f(x)=a_n*(x-α_1)*(x-α_2)),topics=恒等式,other=orig+,s=~,i=~,doc=r-7-1~1 / ">
            <text:p>:m RES 1*1 / free# JVEMV6 68#_100:1 / 68. theoretical-physics(tp) / w=(f(x)=a_n*(x-α_1)*(x-α_2)),topics=恒等式,other=orig+,s=~,i=~,doc=r-7-1~1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1_21-01-27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83471 E-139-34-49.489746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22_03-07-11_000.jpg</text:p>
          </table:table-cell>
          <table:table-cell table:style-name="ce19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 office:value-type="string">
            <text:p>N-35-35-28.614807 E-139-34-49.160156</text:p>
          </table:table-cell>
          <table:table-cell table:style-name="ce38" table:formula="of:=IF([.E8]=&quot;&quot;;[.C8];CONCATENATE([.C8];&quot; / &quot;;[.E8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22_03-07-16_000.jpg</text:p>
          </table:table-cell>
          <table:table-cell table:style-name="ce11" office:value-type="string">
            <text:p>:m :PHOTO 寝た時刻 / 2020</text:p>
          </table:table-cell>
          <table:table-cell table:style-name="ce11"/>
          <table:table-cell table:style-name="ce4"/>
          <table:table-cell table:style-name="ce4" office:value-type="string">
            <text:p>N-35-35-28.697204 E-139-34-50.039062</text:p>
          </table:table-cell>
          <table:table-cell table:style-name="ce38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22_09-14-49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 office:value-type="string">
            <text:p>N-35-35-28.518676 E-139-34-49.215087</text:p>
          </table:table-cell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22_09-16-30_000.jpg</text:p>
          </table:table-cell>
          <table:table-cell table:style-name="ce11" office:value-type="string">
            <text:p>:m 記録 / お酒：飲んだ量</text:p>
          </table:table-cell>
          <table:table-cell table:style-name="ce18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11]=&quot;&quot;;[.C11];CONCATENATE([.C11];&quot; / &quot;;[.E11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8_07-22-36_000.mid</text:p>
          </table:table-cell>
          <table:table-cell table:style-name="ce8" office:value-type="string">
            <text:p>:in-mid / app=perfect-piano / 演奏、play / id-2021-09-08_07-22-36_000.mid / category=~,inst=shino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in-mid / app=perfect-piano / 演奏、play / id-2021-09-08_07-22-36_000.mid / category=~,inst=shino,for=~,genre=~">
            <text:p>:in-mid / app=perfect-piano / 演奏、play / id-2021-09-08_07-22-36_000.mid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2021-09-15_19-33-59_000.mid</text:p>
          </table:table-cell>
          <table:table-cell table:style-name="ce8" office:value-type="string">
            <text:p>:in-mid / app=perfect-piano / 演奏、play / id-2021-09-15_19-33-59_000.mid / category=~,inst=shino,for=~,genre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in-mid / app=perfect-piano / 演奏、play / id-2021-09-15_19-33-59_000.mid / category=~,inst=shino,for=~,genre=~">
            <text:p>:in-mid / app=perfect-piano / 演奏、play / id-2021-09-15_19-33-59_000.mid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0_18-55-32_000.mid</text:p>
          </table:table-cell>
          <table:table-cell table:style-name="ce8" office:value-type="string">
            <text:p>:in-mid / app=perfect-piano / 演奏、play / id-2021-09-20_18-55-32_000.mid / category=~,inst=shino,for=~,genre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in-mid / app=perfect-piano / 演奏、play / id-2021-09-20_18-55-32_000.mid / category=~,inst=shino,for=~,genre=~">
            <text:p>:in-mid / app=perfect-piano / 演奏、play / id-2021-09-20_18-55-32_000.mid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9-21_22-17-01_000.mid</text:p>
          </table:table-cell>
          <table:table-cell table:style-name="ce8" office:value-type="string">
            <text:p>:in-mid / app=perfect-piano / 演奏、play / id-2021-09-21_22-17-01_000.mid / category=~,inst=shino,for=~,genre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in-mid / app=perfect-piano / 演奏、play / id-2021-09-21_22-17-01_000.mid / category=~,inst=shino,for=~,genre=~">
            <text:p>:in-mid / app=perfect-piano / 演奏、play / id-2021-09-21_22-17-01_000.mid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0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2">2021/09/22</text:date>, <text:time>10:26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22T10:26:09.89</dc:date>
    <dc:creator>iwabuchi ken</dc:creator>
    <meta:editing-duration>P37DT8H1M7S</meta:editing-duration>
    <meta:editing-cycles>13378</meta:editing-cycles>
    <meta:document-statistic meta:table-count="1" meta:cell-count="450" meta:object-count="0"/>
  </office:meta>
</office:document-meta>
</file>